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1" style:family="text">
      <style:text-properties style:text-position="-33%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47*10^-6" office:value-type="float" office:value="0.000047" calcext:value-type="float">
            <text:p>0.0000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.2*10^6" office:value-type="float" office:value="1200000" calcext:value-type="float">
            <text:p>120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out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office:value-type="string" calcext:value-type="string">
            <text:p>TPS61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PEAK</text:p>
          </table:table-cell>
          <table:table-cell table:formula="of:=0.4+([.C7]/[.C4])*100*10^-9" office:value-type="float" office:value="0.407021276595745" calcext:value-type="float">
            <text:p>0.407021276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FALL</text:p>
          </table:table-cell>
          <table:table-cell table:style-name="ce1" table:formula="of:=([.G12]*[.C4])/([.C6]-[.C7])" office:value-type="float" office:value="0.00000285522388059702" calcext:value-type="float">
            <text:p>2.86E-006</text:p>
          </table:table-cell>
          <table:table-cell office:value-type="string" calcext:value-type="string">
            <text:p>&gt;400ns</text:p>
          </table:table-cell>
        </table:table-row>
        <table:table-row table:style-name="ro2">
          <table:table-cell/>
          <table:table-cell office:value-type="string" calcext:value-type="string">
            <text:p>I<text:span text:style-name="T1">L_PEAK</text:span></text:p>
          </table:table-cell>
          <table:table-cell table:formula="of:=[.C15]+[.C16]/2" office:value-type="float" office:value="0.171831345368579" calcext:value-type="float">
            <text:p>0.1718313454</text:p>
          </table:table-cell>
          <table:table-cell table:number-columns-repeated="2"/>
          <table:table-cell office:value-type="string" calcext:value-type="string">
            <text:p>ILOAD_MAX</text:p>
          </table:table-cell>
          <table:table-cell table:formula="of:=[.C9]*([.G12]*[.C7])/(2*[.C6])" office:value-type="float" office:value="0.0537268085106383" calcext:value-type="float">
            <text:p>0.05372680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<text:span text:style-name="T1">L_DC</text:span></text:p>
          </table:table-cell>
          <table:table-cell table:formula="of:=[.C6]*[.C8]/([.C7]*[.C9])" office:value-type="float" office:value="0.151515151515152" calcext:value-type="float">
            <text:p>0.1515151515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" table:formula="of:=(2*[.C8]*([.C6]-[.C7]+0.3))/(([.G12]^2)*[.C4])" office:value-type="float" office:value="71921.0376959691" calcext:value-type="float">
            <text:p>7.19E+004</text:p>
          </table:table-cell>
          <table:table-cell office:value-type="string" calcext:value-type="string">
            <text:p>&lt;1MHz</text:p>
          </table:table-cell>
        </table:table-row>
        <table:table-row table:style-name="ro2">
          <table:table-cell/>
          <table:table-cell office:value-type="string" calcext:value-type="string">
            <text:p>dI<text:span text:style-name="T1">L</text:span></text:p>
          </table:table-cell>
          <table:table-cell table:formula="of:=1/([.C4]*[.C5]*(1/([.C6]+0.8-[.C7])+1/[.C7]))" office:value-type="float" office:value="0.0406323877068558" calcext:value-type="float">
            <text:p>0.040632387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x</text:p>
          </table:table-cell>
          <table:table-cell table:formula="of:=3*[.C14]" office:value-type="float" office:value="0.515494036105738" calcext:value-type="float">
            <text:p>0.515494036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00:56:56.244206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04:52.948966822</meta:creation-date>
    <dc:date>2015-07-25T01:22:41.111877813</dc:date>
    <meta:editing-duration>PT19H8M56S</meta:editing-duration>
    <meta:editing-cycles>4</meta:editing-cycles>
    <meta:generator>LibreOffice/4.2.8.2$Linux_X86_64 LibreOffice_project/420m0$Build-2</meta:generator>
    <meta:document-statistic meta:table-count="1" meta:cell-count="31" meta:object-count="0"/>
  </office:meta>
</office:document-meta>
</file>